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RUELTY OF THE GODLESS (3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RUELTY OF THE GODLESS (36:1-4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no fear of God (36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nceited (36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crooked and deceitful (36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hatch sinful plots (36:4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CRUELTY OF THE GODLESS (36:1-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HARACTERISTICS OF GOD (36:5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CHARACTERISTICS OF GOD (36:5-12):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Unfailing love (36:5, 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aithfulness (36: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Righteousness (36: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Justice (36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Providence and protection (36:6-8, 10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Goodness: God provides life and light to the godly. (36: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36<text:s text:c="1"/>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CRUELTY OF THE GODLESS (36:1-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CHARACTERISTICS OF GOD (36:5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6 </dc:title>
    <meta:initial-creator>David STRICKLAND</meta:initial-creator>
    <dc:creator>David STRICKLAND</dc:creator>
    <meta:creation-date>2020-02-22T17:38:00Z</meta:creation-date>
    <dc:date>2020-02-22T17:38:00Z</dc:date>
    <meta:template xlink:href="BibleStudy" xlink:type="simple"/>
    <meta:editing-cycles>1</meta:editing-cycles>
    <meta:editing-duration>PT0S</meta:editing-duration>
    <meta:document-statistic meta:paragraph-count="20" meta:word-count="137"/>
  </office:meta>
</office:document-meta>
</file>